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$THAlign=C&gt;</text:span><text:span text:style-name="T2">&lt;P14&gt;Jay's 8 Bit Computer Model&lt;D&gt;</text:span><text:span text:style-name="T1">&lt;P255&gt;&lt;R&gt;Table of Contents</text:span></text:p>
      <text:p text:style-name="P1"><text:tab/>Section 1: J8CM User's Guide<text:tab/><text:tab/><text:tab/><text:tab/><text:tab/>1-1</text:p>
      <text:p text:style-name="P1"><text:tab/>Section 2: J8CM Technical Notes<text:tab/><text:tab/><text:tab/><text:tab/><text:tab/> 2-1</text:p>
      <text:p text:style-name="P1"><text:tab/>Section 3: J8CM Programmer's Guide<text:tab/><text:tab/><text:tab/><text:tab/>3-1</text:p>
      <text:p text:style-name="P1"><text:tab/>Section 4: J8CM ALC User's Guide<text:tab/><text:tab/><text:tab/><text:tab/><text:tab/> 4-1</text:p>
      <text:p text:style-name="P1"><text:tab/>Section 5: J8CM Tutorials<text:tab/><text:tab/><text:tab/><text:tab/><text:tab/><text:tab/> 5-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37" meta:character-count="270"/>
    <meta:generator>OpenOffice/4.1.3$Win32 OpenOffice.org_project/413m1$Build-9783</meta:generator>
  </office:meta>
</office:document-meta>
</file>